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550000028F2E1907C502EBADE1.png" manifest:media-type="image/png"/>
  <manifest:file-entry manifest:full-path="Pictures/100002010000055300000290507A952DAB52E9DF.png" manifest:media-type="image/png"/>
  <manifest:file-entry manifest:full-path="Pictures/1000020100000555000002922AFE3A430989553D.png" manifest:media-type="image/png"/>
  <manifest:file-entry manifest:full-path="Pictures/10000201000005540000028FDB9B6F3694617BE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6.986cm" fo:min-width="3.736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draw:stroke="none" svg:stroke-width="0.106cm" svg:stroke-color="#000000" draw:marker-start-width="0.359cm" draw:marker-end-width="0.359cm" draw:fill-color="#f10d0c" draw:opacity="60%" draw:textarea-horizontal-align="justify" draw:textarea-vertical-align="middle" draw:auto-grow-height="false" fo:min-height="1.404cm" fo:min-width="0cm" fo:padding-top="0.178cm" fo:padding-bottom="0.178cm" fo:padding-left="0.303cm" fo:padding-right="0.303cm"/>
    </style:style>
    <style:style style:name="gr3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  <style:text-properties fo:font-size="10pt" style:font-size-asian="13pt" style:font-size-complex="13pt"/>
    </style:style>
    <style:style style:name="P2" style:family="paragraph">
      <loext:graphic-properties draw:fill="solid" draw:fill-color="#ffffff"/>
      <style:paragraph-properties fo:text-align="center" style:writing-mode="lr-tb"/>
      <style:text-properties fo:font-size="10pt" style:font-size-asian="13pt" style:font-size-complex="13pt"/>
    </style:style>
    <style:style style:name="P3" style:family="paragraph">
      <loext:graphic-properties draw:fill-color="#f10d0c" draw:opacity="60%"/>
      <style:paragraph-properties fo:text-align="center"/>
    </style:style>
    <style:style style:name="P4" style:family="paragraph">
      <style:paragraph-properties fo:text-align="center"/>
    </style:style>
    <style:style style:name="T1" style:family="text">
      <style:text-properties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4.75cm" svg:height="7.75cm" svg:x="12.65cm" svg:y="4.25cm">
          <text:p text:style-name="P1"><text:span text:style-name="T1">PHP</text:span></text:p>
          <text:p text:style-name="P1"><text:span text:style-name="T1"/></text:p>
          <text:p text:style-name="P1"><text:span text:style-name="T1">Recibe el ID</text:span></text:p>
          <text:p text:style-name="P1"><text:span text:style-name="T1"><text:s/></text:span><text:span text:style-name="T1">y realiza el</text:span></text:p>
          <text:p text:style-name="P1"><text:span text:style-name="T1">“</text:span><text:span text:style-name="T1">DELETE” en la </text:span></text:p>
          <text:p text:style-name="P1"><text:span text:style-name="T1">base de dat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cm" svg:height="2.425cm" draw:transform="rotate (-1.5706217938697) translate (12.125cm 5.5cm)">
          <text:p/>
          <draw:enhanced-geometry svg:viewBox="0 0 21600 21600" draw:mirror-horizontal="false" draw:mirror-vertical="true" draw:text-areas="?f0 ?f7 ?f2 21600" draw:type="up-arrow" draw:modifiers="13661.0978520286 6108.83054892602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3" draw:layer="layout" svg:width="1cm" svg:height="2.425cm" draw:transform="rotate (-1.5706217938697) translate (12.125cm 9.5cm)">
          <text:p/>
          <draw:enhanced-geometry svg:viewBox="0 0 21600 21600" draw:mirror-horizontal="false" draw:mirror-vertical="true" draw:text-areas="?f0 ?f7 ?f2 21600" draw:type="up-arrow" draw:modifiers="13661.0978520286 6108.83054892602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3" draw:layer="layout" svg:width="1cm" svg:height="2.425cm" draw:transform="rotate (-1.5706217938697) translate (20.326cm 9.5cm)">
          <text:p/>
          <draw:enhanced-geometry svg:viewBox="0 0 21600 21600" draw:mirror-horizontal="false" draw:mirror-vertical="true" draw:text-areas="?f0 ?f7 ?f2 21600" draw:type="up-arrow" draw:modifiers="13661.0978520286 6108.83054892602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3" draw:layer="layout" svg:width="1cm" svg:height="2.425cm" draw:transform="rotate (-1.5706217938697) translate (20.325cm 5.5cm)">
          <text:p/>
          <draw:enhanced-geometry svg:viewBox="0 0 21600 21600" draw:mirror-horizontal="false" draw:mirror-vertical="true" draw:text-areas="?f0 ?f7 ?f2 21600" draw:type="up-arrow" draw:modifiers="13661.0978520286 6108.83054892602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4" draw:layer="layout" svg:width="8.422cm" svg:height="4.053cm" svg:x="1cm" svg:y="3.875cm">
          <draw:image xlink:href="Pictures/100002010000055300000290507A952DAB52E9DF.png" xlink:type="simple" xlink:show="embed" xlink:actuate="onLoad" draw:mime-type="image/png">
            <text:p/>
          </draw:image>
        </draw:frame>
        <draw:frame draw:style-name="gr3" draw:text-style-name="P4" draw:layer="layout" svg:width="7.95cm" svg:height="3.832cm" svg:x="20.75cm" svg:y="3.968cm">
          <draw:image xlink:href="Pictures/1000020100000555000002922AFE3A430989553D.png" xlink:type="simple" xlink:show="embed" xlink:actuate="onLoad" draw:mime-type="image/png">
            <text:p/>
          </draw:image>
        </draw:frame>
        <draw:frame draw:style-name="gr3" draw:text-style-name="P4" draw:layer="layout" svg:width="8.322cm" svg:height="3.993cm" svg:x="1.1cm" svg:y="8.2cm">
          <draw:image xlink:href="Pictures/10000201000005550000028F2E1907C502EBADE1.png" xlink:type="simple" xlink:show="embed" xlink:actuate="onLoad" draw:mime-type="image/png">
            <text:p/>
          </draw:image>
        </draw:frame>
        <draw:frame draw:style-name="gr3" draw:text-style-name="P4" draw:layer="layout" svg:width="8.05cm" svg:height="3.865cm" svg:x="20.75cm" svg:y="8.21cm">
          <draw:image xlink:href="Pictures/10000201000005540000028FDB9B6F3694617BED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01T09:54:51.688000000</meta:creation-date>
    <dc:date>2022-06-03T10:17:58.810000000</dc:date>
    <meta:editing-duration>PT28M28S</meta:editing-duration>
    <meta:editing-cycles>7</meta:editing-cycles>
    <meta:generator>LibreOffice/7.0.5.2$Windows_X86_64 LibreOffice_project/64390860c6cd0aca4beafafcfd84613dd9dfb63a</meta:generator>
    <meta:document-statistic meta:object-count="9"/>
  </office:meta>
</office:document-meta>
</file>